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ae23b"/>
    </style:style>
    <style:style style:name="P2" style:family="paragraph" style:parent-style-name="List_20_Paragraph">
      <style:text-properties officeooo:paragraph-rsid="000ae23b"/>
    </style:style>
    <style:style style:name="P3" style:family="paragraph" style:parent-style-name="Standard">
      <style:paragraph-properties fo:text-align="justify" style:justify-single-word="false"/>
      <style:text-properties officeooo:paragraph-rsid="000ae23b"/>
    </style:style>
    <style:style style:name="P4" style:family="paragraph" style:parent-style-name="Standard" style:master-page-name="Standard">
      <style:paragraph-properties fo:line-height="100%" fo:text-align="justify" style:justify-single-word="false" style:page-number="auto"/>
      <style:text-properties officeooo:paragraph-rsid="000ae23b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Title: </text:span><text:span text:style-name="T1">Map reduce operation with suitable example using MongoDB.</text:span></text:p>
      <text:p text:style-name="P3"><text:span text:style-name="T2">Problem Statement: </text:span><text:span text:style-name="T1">Create an orders collection with fields customer id, order date, status, price and items,quantity. Execute following queries using mapreduce.</text:span></text:p>
      <text:p text:style-name="P3"><text:span text:style-name="T1">Perform map reduce operation on orders collection .Perform following <text:s/>queries using map reduce.</text:span></text:p>
      <text:list xml:id="list4721825883746431372" text:style-name="WWNum1">
        <text:list-item>
          <text:p text:style-name="P1"><text:span text:style-name="T1">Display total price per customer.</text:span></text:p>
        </text:list-item>
      </text:list>
      <text:p text:style-name="P2"><text:span text:style-name="T1">var map=function(){emit(this.Cust_id,this.Amt);}</text:span></text:p>
      <text:p text:style-name="P2"><text:span text:style-name="T1">&gt; var red=function(keys,values){return Array.sum(values);}</text:span></text:p>
      <text:p text:style-name="P2"><text:span text:style-name="T1">&gt; db.orders.mapReduce(map,red,{'out':'neworders'})</text:span></text:p>
      <text:p text:style-name="P2"><text:span text:style-name="T1">{</text:span></text:p>
      <text:p text:style-name="P2"><text:span text:style-name="T1"><text:tab/>"result" : "neworders",</text:span></text:p>
      <text:p text:style-name="P2"><text:span text:style-name="T1"><text:tab/>"timeMillis" : 585,</text:span></text:p>
      <text:p text:style-name="P2"><text:span text:style-name="T1"><text:tab/>"counts" : {</text:span></text:p>
      <text:p text:style-name="P2"><text:span text:style-name="T1"><text:tab/><text:tab/>"input" : 6,</text:span></text:p>
      <text:p text:style-name="P2"><text:span text:style-name="T1"><text:tab/><text:tab/>"emit" : 6,</text:span></text:p>
      <text:p text:style-name="P2"><text:span text:style-name="T1"><text:tab/><text:tab/>"reduce" : 3,</text:span></text:p>
      <text:p text:style-name="P2"><text:span text:style-name="T1"><text:tab/><text:tab/>"output" : 3</text:span></text:p>
      <text:p text:style-name="P2"><text:span text:style-name="T1"><text:tab/>},</text:span></text:p>
      <text:p text:style-name="P2"><text:span text:style-name="T1"><text:tab/>"ok" : 1</text:span></text:p>
      <text:p text:style-name="P2"><text:span text:style-name="T1">}</text:span></text:p>
      <text:p text:style-name="P2"><text:span text:style-name="T1">db.neworders.find().pretty()</text:span></text:p>
      <text:p text:style-name="P2"><text:span text:style-name="T1">{ "_id" : "A1", "value" : 95000 }</text:span></text:p>
      <text:p text:style-name="P2"><text:span text:style-name="T1">{ "_id" : "B1", "value" : 52000 }</text:span></text:p>
      <text:p text:style-name="P2"><text:span text:style-name="T1">{ "_id" : "C1", "value" : 36000 }</text:span></text:p>
      <text:list xml:id="list191516719328775" text:continue-numbering="true" text:style-name="WWNum1">
        <text:list-item>
          <text:p text:style-name="P1"><text:span text:style-name="T1">Display total price per customer having status= D</text:span></text:p>
        </text:list-item>
      </text:list>
      <text:p text:style-name="P2"><text:s/>db.orders.mapReduce(map,red,{'query':{Status:'D'},'out':'new1'})</text:p>
      <text:p text:style-name="P2">{</text:p>
      <text:p text:style-name="P2"><text:tab/>"result" : "new1",</text:p>
      <text:p text:style-name="P2"><text:tab/>"timeMillis" : 358,</text:p>
      <text:p text:style-name="P2"><text:tab/>"counts" : {</text:p>
      <text:p text:style-name="P2"><text:tab/><text:tab/>"input" : 2,</text:p>
      <text:p text:style-name="P2"><text:tab/><text:tab/>"emit" : 2,</text:p>
      <text:p text:style-name="P2"><text:tab/><text:tab/>"reduce" : 0,</text:p>
      <text:p text:style-name="P2"><text:tab/><text:tab/>"output" : 2</text:p>
      <text:p text:style-name="P2"><text:tab/>},</text:p>
      <text:p text:style-name="P2"><text:tab/>"ok" : 1</text:p>
      <text:p text:style-name="P2">}</text:p>
      <text:p text:style-name="P2"><text:span text:style-name="T1"><text:s/>db.new1.find().pretty()</text:span></text:p>
      <text:p text:style-name="P2"><text:span text:style-name="T1">{ "_id" : "A1", "value" : 90000 }</text:span></text:p>
      <text:p text:style-name="P2"><text:span text:style-name="T1">{ "_id" : "B1", "value" : 12000 }</text:span></text:p>
      <text:list xml:id="list191514734726410" text:continue-numbering="true" text:style-name="WWNum1">
        <text:list-item>
          <text:p text:style-name="P1"><text:span text:style-name="T1">Display total price for Status =P</text:span></text:p>
        </text:list-item>
      </text:list>
      <text:p text:style-name="P2"><text:span text:style-name="T1"><text:s/>db.orders.mapReduce(map,red,{'query':{Status:'P'},'out':'new2'})</text:span></text:p>
      <text:p text:style-name="P2"><text:span text:style-name="T1">{</text:span></text:p>
      <text:p text:style-name="P2"><text:span text:style-name="T1"><text:tab/>"result" : "new2",</text:span></text:p>
      <text:p text:style-name="P2"><text:span text:style-name="T1"><text:tab/>"timeMillis" : 376,</text:span></text:p>
      <text:p text:style-name="P2"><text:span text:style-name="T1"><text:tab/>"counts" : {</text:span></text:p>
      <text:p text:style-name="P2"><text:span text:style-name="T1"><text:tab/><text:tab/>"input" : 4,</text:span></text:p>
      <text:p text:style-name="P2"><text:span text:style-name="T1"><text:tab/><text:tab/>"emit" : 4,</text:span></text:p>
      <text:p text:style-name="P2"><text:span text:style-name="T1"><text:tab/><text:tab/>"reduce" : 1,</text:span></text:p>
      <text:p text:style-name="P2"><text:span text:style-name="T1"><text:tab/><text:tab/>"output" : 3</text:span></text:p>
      <text:p text:style-name="P2"><text:span text:style-name="T1"><text:tab/>},</text:span></text:p>
      <text:p text:style-name="P2"><text:span text:style-name="T1"><text:tab/>"ok" : 1</text:span></text:p>
      <text:p text:style-name="P2"><text:span text:style-name="T1">}</text:span></text:p>
      <text:p text:style-name="P2"><text:soft-page-break/><text:span text:style-name="T1">&gt; db.new2.find().pretty()</text:span></text:p>
      <text:p text:style-name="P2"><text:span text:style-name="T1">{ "_id" : "A1", "value" : 5000 }</text:span></text:p>
      <text:p text:style-name="P2"><text:span text:style-name="T1">{ "_id" : "B1", "value" : 40000 }</text:span></text:p>
      <text:p text:style-name="P2"><text:span text:style-name="T1">{ "_id" : "C1", "value" : 36000 }</text:span></text:p>
      <text:list xml:id="list191516670919212" text:continue-numbering="true" text:style-name="WWNum1">
        <text:list-item>
          <text:p text:style-name="P1"><text:span text:style-name="T1">Finding count of all keys in orders collection</text:span></text:p>
        </text:list-item>
      </text:list>
      <text:p text:style-name="P2"><text:span text:style-name="T1">db.orders.mapReduce(map1,red1,{'out':'new3'})</text:span></text:p>
      <text:list xml:id="list191515511293166" text:continue-numbering="true" text:style-name="WWNum1">
        <text:list-item>
          <text:p text:style-name="P1"><text:span text:style-name="T1">{</text:span></text:p>
        </text:list-item>
        <text:list-item>
          <text:p text:style-name="P1"><text:span text:style-name="T1"><text:tab/>"result" : "new3",</text:span></text:p>
        </text:list-item>
        <text:list-item>
          <text:p text:style-name="P1"><text:span text:style-name="T1"><text:tab/>"timeMillis" : 356,</text:span></text:p>
        </text:list-item>
        <text:list-item>
          <text:p text:style-name="P1"><text:span text:style-name="T1"><text:tab/>"counts" : {</text:span></text:p>
        </text:list-item>
        <text:list-item>
          <text:p text:style-name="P1"><text:span text:style-name="T1"><text:tab/><text:tab/>"input" : 6,</text:span></text:p>
        </text:list-item>
        <text:list-item>
          <text:p text:style-name="P1"><text:span text:style-name="T1"><text:tab/><text:tab/>"emit" : 62,</text:span></text:p>
        </text:list-item>
        <text:list-item>
          <text:p text:style-name="P1"><text:span text:style-name="T1"><text:tab/><text:tab/>"reduce" : 11,</text:span></text:p>
        </text:list-item>
        <text:list-item>
          <text:p text:style-name="P1"><text:span text:style-name="T1"><text:tab/><text:tab/>"output" : 11</text:span></text:p>
        </text:list-item>
        <text:list-item>
          <text:p text:style-name="P1"><text:span text:style-name="T1"><text:tab/>},</text:span></text:p>
        </text:list-item>
        <text:list-item>
          <text:p text:style-name="P1"><text:span text:style-name="T1"><text:tab/>"ok" : 1</text:span></text:p>
        </text:list-item>
        <text:list-item>
          <text:p text:style-name="P1"><text:span text:style-name="T1">}</text:span></text:p>
        </text:list-item>
        <text:list-item>
          <text:p text:style-name="P1"><text:span text:style-name="T1">&gt; db.new3.find().pretty()</text:span></text:p>
        </text:list-item>
        <text:list-item>
          <text:p text:style-name="P1"><text:span text:style-name="T1">{ "_id" : "Amt", "value" : { "CountOfKey" : 6 } }</text:span></text:p>
        </text:list-item>
        <text:list-item>
          <text:p text:style-name="P1"><text:span text:style-name="T1">{ "_id" : "Cust_id", "value" : { "CountOfKey" : 6 } }</text:span></text:p>
        </text:list-item>
        <text:list-item>
          <text:p text:style-name="P1"><text:span text:style-name="T1">{ "_id" : "Cust_name", "value" : { "CountOfKey" : 6 } }</text:span></text:p>
        </text:list-item>
        <text:list-item>
          <text:p text:style-name="P1"><text:span text:style-name="T1">{ "_id" : "DtOfOrder", "value" : { "CountOfKey" : 6 } }</text:span></text:p>
        </text:list-item>
        <text:list-item>
          <text:p text:style-name="P1"><text:span text:style-name="T1">{ "_id" : "Email_id", "value" : { "CountOfKey" : 2 } }</text:span></text:p>
        </text:list-item>
        <text:list-item>
          <text:p text:style-name="P1"><text:span text:style-name="T1">{ "_id" : "Item_name", "value" : { "CountOfKey" : 6 } }</text:span></text:p>
        </text:list-item>
        <text:list-item>
          <text:p text:style-name="P1"><text:span text:style-name="T1">{ "_id" : "Order_id", "value" : { "CountOfKey" : 6 } }</text:span></text:p>
        </text:list-item>
        <text:list-item>
          <text:p text:style-name="P1"><text:span text:style-name="T1">{ "_id" : "Phone_no", "value" : { "CountOfKey" : 6 } }</text:span></text:p>
        </text:list-item>
        <text:list-item>
          <text:p text:style-name="P1"><text:span text:style-name="T1">{ "_id" : "Qty", "value" : { "CountOfKey" : 6 } }</text:span></text:p>
        </text:list-item>
        <text:list-item>
          <text:p text:style-name="P1"><text:span text:style-name="T1">{ "_id" : "Status", "value" : { "CountOfKey" : 6 } }</text:span></text:p>
        </text:list-item>
        <text:list-item>
          <text:p text:style-name="P1"><text:span text:style-name="T1">{ "_id" : "_id", "value" : { "CountOfKey" : 6 } 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text-indent="0.43cm" style:auto-text-indent="false"/>
      <style:text-properties fo:language="en" fo:country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14:57.572931833</meta:creation-date>
    <dc:date>2017-09-25T19:15:14.604276341</dc:date>
    <meta:editing-duration>PT17S</meta:editing-duration>
    <meta:editing-cycles>1</meta:editing-cycles>
    <meta:document-statistic meta:table-count="0" meta:image-count="0" meta:object-count="0" meta:page-count="2" meta:paragraph-count="80" meta:word-count="418" meta:character-count="2323" meta:non-whitespace-character-count="1956"/>
    <meta:generator>LibreOffice/5.1.6.2$Linux_X86_64 LibreOffice_project/10m0$Build-2</meta:generator>
  </office:meta>
</office:document-meta>
</file>